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241.34mm" svg:y="67.74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60.82mm" svg:y="189.66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59.72mm" svg:y="72.52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241.34mm" svg:y="189.66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41.34mm" svg:y="307.07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/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/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/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/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/8</text:p>
          </table:table-cell>
          <table:table-cell office:value-type="float" office:value="1.02065" calcext:value-type="float">
            <text:p>1.020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/11</text:p>
          </table:table-cell>
          <table:table-cell office:value-type="float" office:value="1.0109" calcext:value-type="float">
            <text:p>1.0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/12</text:p>
          </table:table-cell>
          <table:table-cell office:value-type="float" office:value="1.003" calcext:value-type="float">
            <text:p>1.003</text:p>
          </table:table-cell>
          <table:table-cell/>
          <table:table-cell office:value-type="string" calcext:value-type="string">
            <text:p>停利</text:p>
          </table:table-cell>
          <table:table-cell office:value-type="float" office:value="1.3" calcext:value-type="float">
            <text:p>1.3</text:p>
          </table:table-cell>
          <table:table-cell table:number-columns-repeated="6"/>
          <table:table-cell office:value-type="string" calcext:value-type="string">
            <text:p>停利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2016/1/13</text:p>
          </table:table-cell>
          <table:table-cell office:value-type="float" office:value="0.9955" calcext:value-type="float">
            <text:p>0.9955</text:p>
          </table:table-cell>
          <table:table-cell/>
          <table:table-cell office:value-type="string" calcext:value-type="string">
            <text:p>停損</text:p>
          </table:table-cell>
          <table:table-cell office:value-type="float" office:value="0.9" calcext:value-type="float">
            <text:p>0.9</text:p>
          </table:table-cell>
          <table:table-cell table:number-columns-repeated="6"/>
          <table:table-cell office:value-type="string" calcext:value-type="string">
            <text:p>停損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2016/1/14</text:p>
          </table:table-cell>
          <table:table-cell office:value-type="float" office:value="0.9955" calcext:value-type="float">
            <text:p>0.9955</text:p>
          </table:table-cell>
          <table:table-cell/>
          <table:table-cell office:value-type="string" calcext:value-type="string">
            <text:p>隔日衝</text:p>
          </table:table-cell>
          <table:table-cell table:number-columns-repeated="7"/>
          <table:table-cell office:value-type="string" calcext:value-type="string">
            <text:p>隔日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/15</text:p>
          </table:table-cell>
          <table:table-cell office:value-type="float" office:value="0.9955" calcext:value-type="float">
            <text:p>0.9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/18</text:p>
          </table:table-cell>
          <table:table-cell office:value-type="float" office:value="0.9955" calcext:value-type="float">
            <text:p>0.9955</text:p>
          </table:table-cell>
          <table:table-cell/>
          <table:table-cell office:value-type="string" calcext:value-type="string">
            <text:p>只做空</text:p>
          </table:table-cell>
          <table:table-cell table:number-columns-repeated="7"/>
          <table:table-cell office:value-type="string" calcext:value-type="string">
            <text:p>多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/19</text:p>
          </table:table-cell>
          <table:table-cell office:value-type="float" office:value="0.9955" calcext:value-type="float">
            <text:p>0.9955</text:p>
          </table:table-cell>
          <table:table-cell/>
          <table:table-cell office:value-type="string" calcext:value-type="string">
            <text:p>1.17x</text:p>
          </table:table-cell>
          <table:table-cell table:number-columns-repeated="7"/>
          <table:table-cell office:value-type="string" calcext:value-type="string">
            <text:p>1.23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/20</text:p>
          </table:table-cell>
          <table:table-cell office:value-type="float" office:value="0.9955" calcext:value-type="float">
            <text:p>0.9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/21</text:p>
          </table:table-cell>
          <table:table-cell office:value-type="float" office:value="0.9955" calcext:value-type="float">
            <text:p>0.9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/22</text:p>
          </table:table-cell>
          <table:table-cell office:value-type="float" office:value="0.9955" calcext:value-type="float">
            <text:p>0.9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/25</text:p>
          </table:table-cell>
          <table:table-cell office:value-type="float" office:value="0.9955" calcext:value-type="float">
            <text:p>0.9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/26</text:p>
          </table:table-cell>
          <table:table-cell office:value-type="float" office:value="0.9955" calcext:value-type="float">
            <text:p>0.9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/27</text:p>
          </table:table-cell>
          <table:table-cell office:value-type="float" office:value="0.99235" calcext:value-type="float">
            <text:p>0.992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/28</text:p>
          </table:table-cell>
          <table:table-cell office:value-type="float" office:value="1.00175" calcext:value-type="float">
            <text:p>1.00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/29</text:p>
          </table:table-cell>
          <table:table-cell office:value-type="float" office:value="1.0137" calcext:value-type="float">
            <text:p>1.01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/30</text:p>
          </table:table-cell>
          <table:table-cell office:value-type="float" office:value="1.02145" calcext:value-type="float">
            <text:p>1.021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2/1</text:p>
          </table:table-cell>
          <table:table-cell office:value-type="float" office:value="1.02145" calcext:value-type="float">
            <text:p>1.021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2/2</text:p>
          </table:table-cell>
          <table:table-cell office:value-type="float" office:value="1.037" calcext:value-type="float">
            <text:p>1.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2/3</text:p>
          </table:table-cell>
          <table:table-cell office:value-type="float" office:value="1.03675" calcext:value-type="float">
            <text:p>1.03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2/15</text:p>
          </table:table-cell>
          <table:table-cell office:value-type="float" office:value="1.02925" calcext:value-type="float">
            <text:p>1.02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2/16</text:p>
          </table:table-cell>
          <table:table-cell office:value-type="float" office:value="1.0436" calcext:value-type="float">
            <text:p>1.04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2/17</text:p>
          </table:table-cell>
          <table:table-cell office:value-type="float" office:value="1.0373" calcext:value-type="float">
            <text:p>1.0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2/18</text:p>
          </table:table-cell>
          <table:table-cell office:value-type="float" office:value="1.0503" calcext:value-type="float">
            <text:p>1.05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2/19</text:p>
          </table:table-cell>
          <table:table-cell office:value-type="float" office:value="1.05005" calcext:value-type="float">
            <text:p>1.05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2/22</text:p>
          </table:table-cell>
          <table:table-cell office:value-type="float" office:value="1.0769" calcext:value-type="float">
            <text:p>1.07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2/23</text:p>
          </table:table-cell>
          <table:table-cell office:value-type="float" office:value="1.07195" calcext:value-type="float">
            <text:p>1.071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2/24</text:p>
          </table:table-cell>
          <table:table-cell office:value-type="float" office:value="1.08255" calcext:value-type="float">
            <text:p>1.082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2/25</text:p>
          </table:table-cell>
          <table:table-cell office:value-type="float" office:value="1.09195" calcext:value-type="float">
            <text:p>1.091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2/26</text:p>
          </table:table-cell>
          <table:table-cell office:value-type="float" office:value="1.0884" calcext:value-type="float">
            <text:p>1.08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1</text:p>
          </table:table-cell>
          <table:table-cell office:value-type="float" office:value="1.08815" calcext:value-type="float">
            <text:p>1.08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2</text:p>
          </table:table-cell>
          <table:table-cell office:value-type="float" office:value="1.09985" calcext:value-type="float">
            <text:p>1.099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3</text:p>
          </table:table-cell>
          <table:table-cell office:value-type="float" office:value="1.0996" calcext:value-type="float">
            <text:p>1.09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4</text:p>
          </table:table-cell>
          <table:table-cell office:value-type="float" office:value="1.1136" calcext:value-type="float">
            <text:p>1.11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7</text:p>
          </table:table-cell>
          <table:table-cell office:value-type="float" office:value="1.1236" calcext:value-type="float">
            <text:p>1.1236</text:p>
          </table:table-cell>
          <table:table-cell/>
          <table:table-cell office:value-type="string" calcext:value-type="string">
            <text:p>多</text:p>
          </table:table-cell>
          <table:table-cell table:number-columns-repeated="7"/>
          <table:table-cell office:value-type="string" calcext:value-type="string">
            <text:p>多</text:p>
          </table:table-cell>
          <table:table-cell office:value-type="string" calcext:value-type="string">
            <text:p>價平</text:p>
          </table:table-cell>
          <table:table-cell office:value-type="string" calcext:value-type="string">
            <text:p>停利2.5</text:p>
          </table:table-cell>
        </table:table-row>
        <table:table-row table:style-name="ro1">
          <table:table-cell office:value-type="string" calcext:value-type="string">
            <text:p>2016/3/8</text:p>
          </table:table-cell>
          <table:table-cell office:value-type="float" office:value="1.1171" calcext:value-type="float">
            <text:p>1.1171</text:p>
          </table:table-cell>
          <table:table-cell/>
          <table:table-cell office:value-type="string" calcext:value-type="string">
            <text:p>1.08x</text:p>
          </table:table-cell>
          <table:table-cell table:number-columns-repeated="7"/>
          <table:table-cell office:value-type="string" calcext:value-type="string">
            <text:p>4x</text:p>
          </table:table-cell>
          <table:table-cell/>
          <table:table-cell office:value-type="string" calcext:value-type="string">
            <text:p>停損0.5</text:p>
          </table:table-cell>
        </table:table-row>
        <table:table-row table:style-name="ro1">
          <table:table-cell office:value-type="string" calcext:value-type="string">
            <text:p>2016/3/9</text:p>
          </table:table-cell>
          <table:table-cell office:value-type="float" office:value="1.1108" calcext:value-type="float">
            <text:p>1.1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10</text:p>
          </table:table-cell>
          <table:table-cell office:value-type="float" office:value="1.11055" calcext:value-type="float">
            <text:p>1.110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11</text:p>
          </table:table-cell>
          <table:table-cell office:value-type="float" office:value="1.10395" calcext:value-type="float">
            <text:p>1.103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14</text:p>
          </table:table-cell>
          <table:table-cell office:value-type="float" office:value="1.1216" calcext:value-type="float">
            <text:p>1.12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15</text:p>
          </table:table-cell>
          <table:table-cell office:value-type="float" office:value="1.10995" calcext:value-type="float">
            <text:p>1.109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16</text:p>
          </table:table-cell>
          <table:table-cell office:value-type="float" office:value="1.1097" calcext:value-type="float">
            <text:p>1.10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17</text:p>
          </table:table-cell>
          <table:table-cell office:value-type="float" office:value="1.12505" calcext:value-type="float">
            <text:p>1.12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18</text:p>
          </table:table-cell>
          <table:table-cell office:value-type="float" office:value="1.1248" calcext:value-type="float">
            <text:p>1.12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21</text:p>
          </table:table-cell>
          <table:table-cell office:value-type="float" office:value="1.1358" calcext:value-type="float">
            <text:p>1.13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22</text:p>
          </table:table-cell>
          <table:table-cell office:value-type="float" office:value="1.1317" calcext:value-type="float">
            <text:p>1.13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23</text:p>
          </table:table-cell>
          <table:table-cell office:value-type="float" office:value="1.1317" calcext:value-type="float">
            <text:p>1.13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24</text:p>
          </table:table-cell>
          <table:table-cell office:value-type="float" office:value="1.1317" calcext:value-type="float">
            <text:p>1.13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25</text:p>
          </table:table-cell>
          <table:table-cell office:value-type="float" office:value="1.1264" calcext:value-type="float">
            <text:p>1.12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28</text:p>
          </table:table-cell>
          <table:table-cell office:value-type="float" office:value="1.12175" calcext:value-type="float">
            <text:p>1.12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29</text:p>
          </table:table-cell>
          <table:table-cell office:value-type="float" office:value="1.11755" calcext:value-type="float">
            <text:p>1.117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30</text:p>
          </table:table-cell>
          <table:table-cell office:value-type="float" office:value="1.1304" calcext:value-type="float">
            <text:p>1.1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3/31</text:p>
          </table:table-cell>
          <table:table-cell office:value-type="float" office:value="1.1268" calcext:value-type="float">
            <text:p>1.12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1</text:p>
          </table:table-cell>
          <table:table-cell office:value-type="float" office:value="1.1201" calcext:value-type="float">
            <text:p>1.1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6</text:p>
          </table:table-cell>
          <table:table-cell office:value-type="float" office:value="1.1201" calcext:value-type="float">
            <text:p>1.1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7</text:p>
          </table:table-cell>
          <table:table-cell office:value-type="float" office:value="1.1201" calcext:value-type="float">
            <text:p>1.1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8</text:p>
          </table:table-cell>
          <table:table-cell office:value-type="float" office:value="1.1201" calcext:value-type="float">
            <text:p>1.1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11</text:p>
          </table:table-cell>
          <table:table-cell office:value-type="float" office:value="1.1201" calcext:value-type="float">
            <text:p>1.1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12</text:p>
          </table:table-cell>
          <table:table-cell office:value-type="float" office:value="1.1201" calcext:value-type="float">
            <text:p>1.1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13</text:p>
          </table:table-cell>
          <table:table-cell office:value-type="float" office:value="1.1201" calcext:value-type="float">
            <text:p>1.1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14</text:p>
          </table:table-cell>
          <table:table-cell office:value-type="float" office:value="1.1201" calcext:value-type="float">
            <text:p>1.1201</text:p>
          </table:table-cell>
          <table:table-cell table:number-columns-repeated="9"/>
          <table:table-cell office:value-type="string" calcext:value-type="string">
            <text:p>多</text:p>
          </table:table-cell>
          <table:table-cell office:value-type="string" calcext:value-type="string">
            <text:p>價外一檔</text:p>
          </table:table-cell>
          <table:table-cell office:value-type="string" calcext:value-type="string">
            <text:p>停利2.5</text:p>
          </table:table-cell>
        </table:table-row>
        <table:table-row table:style-name="ro1">
          <table:table-cell office:value-type="string" calcext:value-type="string">
            <text:p>2016/4/15</text:p>
          </table:table-cell>
          <table:table-cell office:value-type="float" office:value="1.1201" calcext:value-type="float">
            <text:p>1.1201</text:p>
          </table:table-cell>
          <table:table-cell table:number-columns-repeated="9"/>
          <table:table-cell office:value-type="string" calcext:value-type="string">
            <text:p>2x</text:p>
          </table:table-cell>
          <table:table-cell/>
          <table:table-cell office:value-type="string" calcext:value-type="string">
            <text:p>停損0.5</text:p>
          </table:table-cell>
        </table:table-row>
        <table:table-row table:style-name="ro1">
          <table:table-cell office:value-type="string" calcext:value-type="string">
            <text:p>2016/4/18</text:p>
          </table:table-cell>
          <table:table-cell office:value-type="float" office:value="1.1201" calcext:value-type="float">
            <text:p>1.1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19</text:p>
          </table:table-cell>
          <table:table-cell office:value-type="float" office:value="1.1201" calcext:value-type="float">
            <text:p>1.1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20</text:p>
          </table:table-cell>
          <table:table-cell office:value-type="float" office:value="1.1201" calcext:value-type="float">
            <text:p>1.1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21</text:p>
          </table:table-cell>
          <table:table-cell office:value-type="float" office:value="1.1201" calcext:value-type="float">
            <text:p>1.1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22</text:p>
          </table:table-cell>
          <table:table-cell office:value-type="float" office:value="1.1201" calcext:value-type="float">
            <text:p>1.1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25</text:p>
          </table:table-cell>
          <table:table-cell office:value-type="float" office:value="1.1151" calcext:value-type="float">
            <text:p>1.11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26</text:p>
          </table:table-cell>
          <table:table-cell office:value-type="float" office:value="1.1281" calcext:value-type="float">
            <text:p>1.12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27</text:p>
          </table:table-cell>
          <table:table-cell office:value-type="float" office:value="1.1247" calcext:value-type="float">
            <text:p>1.12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28</text:p>
          </table:table-cell>
          <table:table-cell office:value-type="float" office:value="1.12125" calcext:value-type="float">
            <text:p>1.12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4/29</text:p>
          </table:table-cell>
          <table:table-cell office:value-type="float" office:value="1.11785" calcext:value-type="float">
            <text:p>1.11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3</text:p>
          </table:table-cell>
          <table:table-cell office:value-type="float" office:value="1.11785" calcext:value-type="float">
            <text:p>1.11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4</text:p>
          </table:table-cell>
          <table:table-cell office:value-type="float" office:value="1.11785" calcext:value-type="float">
            <text:p>1.11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5</text:p>
          </table:table-cell>
          <table:table-cell office:value-type="float" office:value="1.11305" calcext:value-type="float">
            <text:p>1.113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6</text:p>
          </table:table-cell>
          <table:table-cell office:value-type="float" office:value="1.1064" calcext:value-type="float">
            <text:p>1.10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9</text:p>
          </table:table-cell>
          <table:table-cell office:value-type="float" office:value="1.0999" calcext:value-type="float">
            <text:p>1.0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10</text:p>
          </table:table-cell>
          <table:table-cell office:value-type="float" office:value="1.09435" calcext:value-type="float">
            <text:p>1.09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11</text:p>
          </table:table-cell>
          <table:table-cell office:value-type="float" office:value="1.08955" calcext:value-type="float">
            <text:p>1.08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12</text:p>
          </table:table-cell>
          <table:table-cell office:value-type="float" office:value="1.08955" calcext:value-type="float">
            <text:p>1.08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13</text:p>
          </table:table-cell>
          <table:table-cell office:value-type="float" office:value="1.08955" calcext:value-type="float">
            <text:p>1.08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16</text:p>
          </table:table-cell>
          <table:table-cell office:value-type="float" office:value="1.08955" calcext:value-type="float">
            <text:p>1.08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17</text:p>
          </table:table-cell>
          <table:table-cell office:value-type="float" office:value="1.08955" calcext:value-type="float">
            <text:p>1.08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18</text:p>
          </table:table-cell>
          <table:table-cell office:value-type="float" office:value="1.08955" calcext:value-type="float">
            <text:p>1.08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19</text:p>
          </table:table-cell>
          <table:table-cell office:value-type="float" office:value="1.08955" calcext:value-type="float">
            <text:p>1.08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20</text:p>
          </table:table-cell>
          <table:table-cell office:value-type="float" office:value="1.08955" calcext:value-type="float">
            <text:p>1.08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23</text:p>
          </table:table-cell>
          <table:table-cell office:value-type="float" office:value="1.08955" calcext:value-type="float">
            <text:p>1.08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24</text:p>
          </table:table-cell>
          <table:table-cell office:value-type="float" office:value="1.08465" calcext:value-type="float">
            <text:p>1.08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25</text:p>
          </table:table-cell>
          <table:table-cell office:value-type="float" office:value="1.0966" calcext:value-type="float">
            <text:p>1.09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26</text:p>
          </table:table-cell>
          <table:table-cell office:value-type="float" office:value="1.09335" calcext:value-type="float">
            <text:p>1.09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27</text:p>
          </table:table-cell>
          <table:table-cell office:value-type="float" office:value="1.10125" calcext:value-type="float">
            <text:p>1.10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30</text:p>
          </table:table-cell>
          <table:table-cell office:value-type="float" office:value="1.1069" calcext:value-type="float">
            <text:p>1.10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5/31</text:p>
          </table:table-cell>
          <table:table-cell office:value-type="float" office:value="1.113525" calcext:value-type="float">
            <text:p>1.113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1</text:p>
          </table:table-cell>
          <table:table-cell office:value-type="float" office:value="1.120675" calcext:value-type="float">
            <text:p>1.120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2</text:p>
          </table:table-cell>
          <table:table-cell office:value-type="float" office:value="1.117475" calcext:value-type="float">
            <text:p>1.117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3</text:p>
          </table:table-cell>
          <table:table-cell office:value-type="float" office:value="1.117225" calcext:value-type="float">
            <text:p>1.117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4</text:p>
          </table:table-cell>
          <table:table-cell office:value-type="float" office:value="1.118225" calcext:value-type="float">
            <text:p>1.118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6</text:p>
          </table:table-cell>
          <table:table-cell office:value-type="float" office:value="1.132175" calcext:value-type="float">
            <text:p>1.132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7</text:p>
          </table:table-cell>
          <table:table-cell office:value-type="float" office:value="1.139775" calcext:value-type="float">
            <text:p>1.139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8</text:p>
          </table:table-cell>
          <table:table-cell office:value-type="float" office:value="1.139525" calcext:value-type="float">
            <text:p>1.139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13</text:p>
          </table:table-cell>
          <table:table-cell office:value-type="float" office:value="1.132975" calcext:value-type="float">
            <text:p>1.132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14</text:p>
          </table:table-cell>
          <table:table-cell office:value-type="float" office:value="1.140725" calcext:value-type="float">
            <text:p>1.140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15</text:p>
          </table:table-cell>
          <table:table-cell office:value-type="float" office:value="1.137825" calcext:value-type="float">
            <text:p>1.1378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16</text:p>
          </table:table-cell>
          <table:table-cell office:value-type="float" office:value="1.131075" calcext:value-type="float">
            <text:p>1.131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17</text:p>
          </table:table-cell>
          <table:table-cell office:value-type="float" office:value="1.130825" calcext:value-type="float">
            <text:p>1.1308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20</text:p>
          </table:table-cell>
          <table:table-cell office:value-type="float" office:value="1.146175" calcext:value-type="float">
            <text:p>1.146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21</text:p>
          </table:table-cell>
          <table:table-cell office:value-type="float" office:value="1.140725" calcext:value-type="float">
            <text:p>1.140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22</text:p>
          </table:table-cell>
          <table:table-cell office:value-type="float" office:value="1.134725" calcext:value-type="float">
            <text:p>1.134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23</text:p>
          </table:table-cell>
          <table:table-cell office:value-type="float" office:value="1.134725" calcext:value-type="float">
            <text:p>1.134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24</text:p>
          </table:table-cell>
          <table:table-cell office:value-type="float" office:value="1.134725" calcext:value-type="float">
            <text:p>1.134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27</text:p>
          </table:table-cell>
          <table:table-cell office:value-type="float" office:value="1.134725" calcext:value-type="float">
            <text:p>1.134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28</text:p>
          </table:table-cell>
          <table:table-cell office:value-type="float" office:value="1.134725" calcext:value-type="float">
            <text:p>1.134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29</text:p>
          </table:table-cell>
          <table:table-cell office:value-type="float" office:value="1.129475" calcext:value-type="float">
            <text:p>1.129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6/30</text:p>
          </table:table-cell>
          <table:table-cell office:value-type="float" office:value="1.125475" calcext:value-type="float">
            <text:p>1.125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1</text:p>
          </table:table-cell>
          <table:table-cell office:value-type="float" office:value="1.125225" calcext:value-type="float">
            <text:p>1.125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4</text:p>
          </table:table-cell>
          <table:table-cell office:value-type="float" office:value="1.130975" calcext:value-type="float">
            <text:p>1.130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5</text:p>
          </table:table-cell>
          <table:table-cell office:value-type="float" office:value="1.126525" calcext:value-type="float">
            <text:p>1.126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6</text:p>
          </table:table-cell>
          <table:table-cell office:value-type="float" office:value="1.122525" calcext:value-type="float">
            <text:p>1.122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7</text:p>
          </table:table-cell>
          <table:table-cell office:value-type="float" office:value="1.122525" calcext:value-type="float">
            <text:p>1.122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11</text:p>
          </table:table-cell>
          <table:table-cell office:value-type="float" office:value="1.122525" calcext:value-type="float">
            <text:p>1.122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12</text:p>
          </table:table-cell>
          <table:table-cell office:value-type="float" office:value="1.122525" calcext:value-type="float">
            <text:p>1.122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13</text:p>
          </table:table-cell>
          <table:table-cell office:value-type="float" office:value="1.119125" calcext:value-type="float">
            <text:p>1.119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14</text:p>
          </table:table-cell>
          <table:table-cell office:value-type="float" office:value="1.119125" calcext:value-type="float">
            <text:p>1.119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15</text:p>
          </table:table-cell>
          <table:table-cell office:value-type="float" office:value="1.128525" calcext:value-type="float">
            <text:p>1.128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18</text:p>
          </table:table-cell>
          <table:table-cell office:value-type="float" office:value="1.136725" calcext:value-type="float">
            <text:p>1.136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19</text:p>
          </table:table-cell>
          <table:table-cell office:value-type="float" office:value="1.133375" calcext:value-type="float">
            <text:p>1.133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20</text:p>
          </table:table-cell>
          <table:table-cell office:value-type="float" office:value="1.130025" calcext:value-type="float">
            <text:p>1.130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21</text:p>
          </table:table-cell>
          <table:table-cell office:value-type="float" office:value="1.144675" calcext:value-type="float">
            <text:p>1.144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22</text:p>
          </table:table-cell>
          <table:table-cell office:value-type="float" office:value="1.144675" calcext:value-type="float">
            <text:p>1.144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25</text:p>
          </table:table-cell>
          <table:table-cell office:value-type="float" office:value="1.139925" calcext:value-type="float">
            <text:p>1.139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26</text:p>
          </table:table-cell>
          <table:table-cell office:value-type="float" office:value="1.139925" calcext:value-type="float">
            <text:p>1.139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27</text:p>
          </table:table-cell>
          <table:table-cell office:value-type="float" office:value="1.139925" calcext:value-type="float">
            <text:p>1.139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28</text:p>
          </table:table-cell>
          <table:table-cell office:value-type="float" office:value="1.139925" calcext:value-type="float">
            <text:p>1.139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7/29</text:p>
          </table:table-cell>
          <table:table-cell office:value-type="float" office:value="1.139925" calcext:value-type="float">
            <text:p>1.139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1</text:p>
          </table:table-cell>
          <table:table-cell office:value-type="float" office:value="1.139925" calcext:value-type="float">
            <text:p>1.139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2</text:p>
          </table:table-cell>
          <table:table-cell office:value-type="float" office:value="1.139925" calcext:value-type="float">
            <text:p>1.139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float" office:value="1.139675" calcext:value-type="float">
            <text:p>1.139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4</text:p>
          </table:table-cell>
          <table:table-cell office:value-type="float" office:value="1.148175" calcext:value-type="float">
            <text:p>1.148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5</text:p>
          </table:table-cell>
          <table:table-cell office:value-type="float" office:value="1.141875" calcext:value-type="float">
            <text:p>1.141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8</text:p>
          </table:table-cell>
          <table:table-cell office:value-type="float" office:value="1.135225" calcext:value-type="float">
            <text:p>1.135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9</text:p>
          </table:table-cell>
          <table:table-cell office:value-type="float" office:value="1.129075" calcext:value-type="float">
            <text:p>1.129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10</text:p>
          </table:table-cell>
          <table:table-cell office:value-type="float" office:value="1.123025" calcext:value-type="float">
            <text:p>1.123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11</text:p>
          </table:table-cell>
          <table:table-cell office:value-type="float" office:value="1.117525" calcext:value-type="float">
            <text:p>1.117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12</text:p>
          </table:table-cell>
          <table:table-cell office:value-type="float" office:value="1.117275" calcext:value-type="float">
            <text:p>1.117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15</text:p>
          </table:table-cell>
          <table:table-cell office:value-type="float" office:value="1.114525" calcext:value-type="float">
            <text:p>1.114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16</text:p>
          </table:table-cell>
          <table:table-cell office:value-type="float" office:value="1.110675" calcext:value-type="float">
            <text:p>1.110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17</text:p>
          </table:table-cell>
          <table:table-cell office:value-type="float" office:value="1.106575" calcext:value-type="float">
            <text:p>1.106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18</text:p>
          </table:table-cell>
          <table:table-cell office:value-type="float" office:value="1.100975" calcext:value-type="float">
            <text:p>1.100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19</text:p>
          </table:table-cell>
          <table:table-cell office:value-type="float" office:value="1.096875" calcext:value-type="float">
            <text:p>1.096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22</text:p>
          </table:table-cell>
          <table:table-cell office:value-type="float" office:value="1.091175" calcext:value-type="float">
            <text:p>1.091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23</text:p>
          </table:table-cell>
          <table:table-cell office:value-type="float" office:value="1.103575" calcext:value-type="float">
            <text:p>1.103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24</text:p>
          </table:table-cell>
          <table:table-cell office:value-type="float" office:value="1.103575" calcext:value-type="float">
            <text:p>1.103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25</text:p>
          </table:table-cell>
          <table:table-cell office:value-type="float" office:value="1.103575" calcext:value-type="float">
            <text:p>1.103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26</text:p>
          </table:table-cell>
          <table:table-cell office:value-type="float" office:value="1.103575" calcext:value-type="float">
            <text:p>1.103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29</text:p>
          </table:table-cell>
          <table:table-cell office:value-type="float" office:value="1.103575" calcext:value-type="float">
            <text:p>1.103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30</text:p>
          </table:table-cell>
          <table:table-cell office:value-type="float" office:value="1.103575" calcext:value-type="float">
            <text:p>1.103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8/31</text:p>
          </table:table-cell>
          <table:table-cell office:value-type="float" office:value="1.103575" calcext:value-type="float">
            <text:p>1.103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1</text:p>
          </table:table-cell>
          <table:table-cell office:value-type="float" office:value="1.103575" calcext:value-type="float">
            <text:p>1.103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2</text:p>
          </table:table-cell>
          <table:table-cell office:value-type="float" office:value="1.103575" calcext:value-type="float">
            <text:p>1.103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5</text:p>
          </table:table-cell>
          <table:table-cell office:value-type="float" office:value="1.103575" calcext:value-type="float">
            <text:p>1.103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6</text:p>
          </table:table-cell>
          <table:table-cell office:value-type="float" office:value="1.116275" calcext:value-type="float">
            <text:p>1.116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7</text:p>
          </table:table-cell>
          <table:table-cell office:value-type="float" office:value="1.128675" calcext:value-type="float">
            <text:p>1.128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8</text:p>
          </table:table-cell>
          <table:table-cell office:value-type="float" office:value="1.123975" calcext:value-type="float">
            <text:p>1.123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9</text:p>
          </table:table-cell>
          <table:table-cell office:value-type="float" office:value="1.118275" calcext:value-type="float">
            <text:p>1.118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10</text:p>
          </table:table-cell>
          <table:table-cell office:value-type="float" office:value="1.135325" calcext:value-type="float">
            <text:p>1.1353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12</text:p>
          </table:table-cell>
          <table:table-cell office:value-type="float" office:value="1.130275" calcext:value-type="float">
            <text:p>1.130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13</text:p>
          </table:table-cell>
          <table:table-cell office:value-type="float" office:value="1.124875" calcext:value-type="float">
            <text:p>1.124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14</text:p>
          </table:table-cell>
          <table:table-cell office:value-type="float" office:value="1.124625" calcext:value-type="float">
            <text:p>1.124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19</text:p>
          </table:table-cell>
          <table:table-cell office:value-type="float" office:value="1.156575" calcext:value-type="float">
            <text:p>1.156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20</text:p>
          </table:table-cell>
          <table:table-cell office:value-type="float" office:value="1.150675" calcext:value-type="float">
            <text:p>1.150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21</text:p>
          </table:table-cell>
          <table:table-cell office:value-type="float" office:value="1.164275" calcext:value-type="float">
            <text:p>1.164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22</text:p>
          </table:table-cell>
          <table:table-cell office:value-type="float" office:value="1.159025" calcext:value-type="float">
            <text:p>1.159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23</text:p>
          </table:table-cell>
          <table:table-cell office:value-type="float" office:value="1.159025" calcext:value-type="float">
            <text:p>1.159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26</text:p>
          </table:table-cell>
          <table:table-cell office:value-type="float" office:value="1.159025" calcext:value-type="float">
            <text:p>1.159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29</text:p>
          </table:table-cell>
          <table:table-cell office:value-type="float" office:value="1.159025" calcext:value-type="float">
            <text:p>1.159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9/30</text:p>
          </table:table-cell>
          <table:table-cell office:value-type="float" office:value="1.159025" calcext:value-type="float">
            <text:p>1.159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3</text:p>
          </table:table-cell>
          <table:table-cell office:value-type="float" office:value="1.158775" calcext:value-type="float">
            <text:p>1.158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4</text:p>
          </table:table-cell>
          <table:table-cell office:value-type="float" office:value="1.171275" calcext:value-type="float">
            <text:p>1.171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5</text:p>
          </table:table-cell>
          <table:table-cell office:value-type="float" office:value="1.177275" calcext:value-type="float">
            <text:p>1.177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6</text:p>
          </table:table-cell>
          <table:table-cell office:value-type="float" office:value="1.180525" calcext:value-type="float">
            <text:p>1.180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7</text:p>
          </table:table-cell>
          <table:table-cell office:value-type="float" office:value="1.180275" calcext:value-type="float">
            <text:p>1.180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11</text:p>
          </table:table-cell>
          <table:table-cell office:value-type="float" office:value="1.175125" calcext:value-type="float">
            <text:p>1.175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12</text:p>
          </table:table-cell>
          <table:table-cell office:value-type="float" office:value="1.187375" calcext:value-type="float">
            <text:p>1.18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13</text:p>
          </table:table-cell>
          <table:table-cell office:value-type="float" office:value="1.187375" calcext:value-type="float">
            <text:p>1.18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14</text:p>
          </table:table-cell>
          <table:table-cell office:value-type="float" office:value="1.187375" calcext:value-type="float">
            <text:p>1.18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17</text:p>
          </table:table-cell>
          <table:table-cell office:value-type="float" office:value="1.182525" calcext:value-type="float">
            <text:p>1.182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18</text:p>
          </table:table-cell>
          <table:table-cell office:value-type="float" office:value="1.182275" calcext:value-type="float">
            <text:p>1.182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19</text:p>
          </table:table-cell>
          <table:table-cell office:value-type="float" office:value="1.194225" calcext:value-type="float">
            <text:p>1.194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20</text:p>
          </table:table-cell>
          <table:table-cell office:value-type="float" office:value="1.200375" calcext:value-type="float">
            <text:p>1.200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21</text:p>
          </table:table-cell>
          <table:table-cell office:value-type="float" office:value="1.200375" calcext:value-type="float">
            <text:p>1.200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24</text:p>
          </table:table-cell>
          <table:table-cell office:value-type="float" office:value="1.200375" calcext:value-type="float">
            <text:p>1.200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25</text:p>
          </table:table-cell>
          <table:table-cell office:value-type="float" office:value="1.200375" calcext:value-type="float">
            <text:p>1.200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26</text:p>
          </table:table-cell>
          <table:table-cell office:value-type="float" office:value="1.200375" calcext:value-type="float">
            <text:p>1.200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27</text:p>
          </table:table-cell>
          <table:table-cell office:value-type="float" office:value="1.200375" calcext:value-type="float">
            <text:p>1.200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28</text:p>
          </table:table-cell>
          <table:table-cell office:value-type="float" office:value="1.200375" calcext:value-type="float">
            <text:p>1.200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0/31</text:p>
          </table:table-cell>
          <table:table-cell office:value-type="float" office:value="1.200375" calcext:value-type="float">
            <text:p>1.200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1</text:p>
          </table:table-cell>
          <table:table-cell office:value-type="float" office:value="1.200125" calcext:value-type="float">
            <text:p>1.200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2</text:p>
          </table:table-cell>
          <table:table-cell office:value-type="float" office:value="1.187175" calcext:value-type="float">
            <text:p>1.187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3</text:p>
          </table:table-cell>
          <table:table-cell office:value-type="float" office:value="1.178675" calcext:value-type="float">
            <text:p>1.178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4</text:p>
          </table:table-cell>
          <table:table-cell office:value-type="float" office:value="1.178425" calcext:value-type="float">
            <text:p>1.1784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7</text:p>
          </table:table-cell>
          <table:table-cell office:value-type="float" office:value="1.188625" calcext:value-type="float">
            <text:p>1.188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8</text:p>
          </table:table-cell>
          <table:table-cell office:value-type="float" office:value="1.181475" calcext:value-type="float">
            <text:p>1.181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9</text:p>
          </table:table-cell>
          <table:table-cell office:value-type="float" office:value="1.173975" calcext:value-type="float">
            <text:p>1.173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10</text:p>
          </table:table-cell>
          <table:table-cell office:value-type="float" office:value="1.173975" calcext:value-type="float">
            <text:p>1.173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11</text:p>
          </table:table-cell>
          <table:table-cell office:value-type="float" office:value="1.173975" calcext:value-type="float">
            <text:p>1.173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14</text:p>
          </table:table-cell>
          <table:table-cell office:value-type="float" office:value="1.173975" calcext:value-type="float">
            <text:p>1.173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15</text:p>
          </table:table-cell>
          <table:table-cell office:value-type="float" office:value="1.173975" calcext:value-type="float">
            <text:p>1.173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16</text:p>
          </table:table-cell>
          <table:table-cell office:value-type="float" office:value="1.173975" calcext:value-type="float">
            <text:p>1.173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17</text:p>
          </table:table-cell>
          <table:table-cell office:value-type="float" office:value="1.166775" calcext:value-type="float">
            <text:p>1.166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18</text:p>
          </table:table-cell>
          <table:table-cell office:value-type="float" office:value="1.161625" calcext:value-type="float">
            <text:p>1.161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21</text:p>
          </table:table-cell>
          <table:table-cell office:value-type="float" office:value="1.161625" calcext:value-type="float">
            <text:p>1.161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22</text:p>
          </table:table-cell>
          <table:table-cell office:value-type="float" office:value="1.161625" calcext:value-type="float">
            <text:p>1.161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23</text:p>
          </table:table-cell>
          <table:table-cell office:value-type="float" office:value="1.161625" calcext:value-type="float">
            <text:p>1.161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24</text:p>
          </table:table-cell>
          <table:table-cell office:value-type="float" office:value="1.161625" calcext:value-type="float">
            <text:p>1.161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25</text:p>
          </table:table-cell>
          <table:table-cell office:value-type="float" office:value="1.161625" calcext:value-type="float">
            <text:p>1.161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28</text:p>
          </table:table-cell>
          <table:table-cell office:value-type="float" office:value="1.161625" calcext:value-type="float">
            <text:p>1.161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29</text:p>
          </table:table-cell>
          <table:table-cell office:value-type="float" office:value="1.157625" calcext:value-type="float">
            <text:p>1.157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1/30</text:p>
          </table:table-cell>
          <table:table-cell office:value-type="float" office:value="1.154125" calcext:value-type="float">
            <text:p>1.154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1</text:p>
          </table:table-cell>
          <table:table-cell office:value-type="float" office:value="1.153875" calcext:value-type="float">
            <text:p>1.153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2</text:p>
          </table:table-cell>
          <table:table-cell office:value-type="float" office:value="1.142325" calcext:value-type="float">
            <text:p>1.1423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5</text:p>
          </table:table-cell>
          <table:table-cell office:value-type="float" office:value="1.142075" calcext:value-type="float">
            <text:p>1.142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6</text:p>
          </table:table-cell>
          <table:table-cell office:value-type="float" office:value="1.154175" calcext:value-type="float">
            <text:p>1.154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7</text:p>
          </table:table-cell>
          <table:table-cell office:value-type="float" office:value="1.164375" calcext:value-type="float">
            <text:p>1.164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8</text:p>
          </table:table-cell>
          <table:table-cell office:value-type="float" office:value="1.160275" calcext:value-type="float">
            <text:p>1.160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9</text:p>
          </table:table-cell>
          <table:table-cell office:value-type="float" office:value="1.160025" calcext:value-type="float">
            <text:p>1.160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12</text:p>
          </table:table-cell>
          <table:table-cell office:value-type="float" office:value="1.165725" calcext:value-type="float">
            <text:p>1.165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13</text:p>
          </table:table-cell>
          <table:table-cell office:value-type="float" office:value="1.165475" calcext:value-type="float">
            <text:p>1.165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14</text:p>
          </table:table-cell>
          <table:table-cell office:value-type="float" office:value="1.164325" calcext:value-type="float">
            <text:p>1.1643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15</text:p>
          </table:table-cell>
          <table:table-cell office:value-type="float" office:value="1.158825" calcext:value-type="float">
            <text:p>1.1588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16</text:p>
          </table:table-cell>
          <table:table-cell office:value-type="float" office:value="1.155075" calcext:value-type="float">
            <text:p>1.155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19</text:p>
          </table:table-cell>
          <table:table-cell office:value-type="float" office:value="1.150825" calcext:value-type="float">
            <text:p>1.1508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20</text:p>
          </table:table-cell>
          <table:table-cell office:value-type="float" office:value="1.147375" calcext:value-type="float">
            <text:p>1.14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21</text:p>
          </table:table-cell>
          <table:table-cell office:value-type="float" office:value="1.144025" calcext:value-type="float">
            <text:p>1.144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22</text:p>
          </table:table-cell>
          <table:table-cell office:value-type="float" office:value="1.139775" calcext:value-type="float">
            <text:p>1.139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23</text:p>
          </table:table-cell>
          <table:table-cell office:value-type="float" office:value="1.071775" calcext:value-type="float">
            <text:p>1.071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26</text:p>
          </table:table-cell>
          <table:table-cell office:value-type="float" office:value="1.067825" calcext:value-type="float">
            <text:p>1.0678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27</text:p>
          </table:table-cell>
          <table:table-cell office:value-type="float" office:value="1.063675" calcext:value-type="float">
            <text:p>1.063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28</text:p>
          </table:table-cell>
          <table:table-cell office:value-type="float" office:value="1.072325" calcext:value-type="float">
            <text:p>1.0723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29</text:p>
          </table:table-cell>
          <table:table-cell office:value-type="float" office:value="1.072075" calcext:value-type="float">
            <text:p>1.072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6/12/30</text:p>
          </table:table-cell>
          <table:table-cell office:value-type="float" office:value="1.08595" calcext:value-type="float">
            <text:p>1.0859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9:03:36.716410796</dc:date>
    <meta:editing-duration>PT26M42S</meta:editing-duration>
    <meta:editing-cycles>5</meta:editing-cycles>
    <meta:generator>LibreOffice/5.1.6.2$Linux_X86_64 LibreOffice_project/10m0$Build-2</meta:generator>
    <meta:document-statistic meta:table-count="1" meta:cell-count="5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232cm" svg:y="0.379cm" svg:width="12.454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95">
                <text:p>1.02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795">
                <text:p>1.01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77">
                <text:p>1.0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545">
                <text:p>1.07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545">
                <text:p>1.07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545">
                <text:p>1.07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7545">
                <text:p>1.07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7545">
                <text:p>1.07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6665">
                <text:p>1.06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165">
                <text:p>1.09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8325">
                <text:p>1.08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763">
                <text:p>1.0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968">
                <text:p>1.09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873">
                <text:p>1.0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8045">
                <text:p>1.08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345">
                <text:p>1.07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6745">
                <text:p>1.06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745">
                <text:p>1.067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6745">
                <text:p>1.06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745">
                <text:p>1.067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6745">
                <text:p>1.067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525">
                <text:p>1.08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525">
                <text:p>1.08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8525">
                <text:p>1.08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6935">
                <text:p>1.069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6935">
                <text:p>1.069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6935">
                <text:p>1.06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6935">
                <text:p>1.069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691">
                <text:p>1.06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793">
                <text:p>1.07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793">
                <text:p>1.07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793">
                <text:p>1.07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793">
                <text:p>1.07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793">
                <text:p>1.07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793">
                <text:p>1.07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793">
                <text:p>1.07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022">
                <text:p>1.10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0195">
                <text:p>1.101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8415">
                <text:p>1.084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7605">
                <text:p>1.076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6875">
                <text:p>1.06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622">
                <text:p>1.06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195">
                <text:p>1.061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734">
                <text:p>1.07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7315">
                <text:p>1.07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831">
                <text:p>1.0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036">
                <text:p>1.10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9785">
                <text:p>1.097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928">
                <text:p>1.09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928">
                <text:p>1.09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928">
                <text:p>1.09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928">
                <text:p>1.09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928">
                <text:p>1.09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928">
                <text:p>1.09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9255">
                <text:p>1.092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326">
                <text:p>1.13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326">
                <text:p>1.13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326">
                <text:p>1.13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326">
                <text:p>1.13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326">
                <text:p>1.13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326">
                <text:p>1.13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259">
                <text:p>1.12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455">
                <text:p>1.14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3925">
                <text:p>1.139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322">
                <text:p>1.13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2545">
                <text:p>1.12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404">
                <text:p>1.14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346">
                <text:p>1.13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4735">
                <text:p>1.147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7325">
                <text:p>1.173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5705">
                <text:p>1.157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3725">
                <text:p>1.137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3725">
                <text:p>1.137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2775">
                <text:p>1.127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2775">
                <text:p>1.127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775">
                <text:p>1.127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2775">
                <text:p>1.127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2775">
                <text:p>1.127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2775">
                <text:p>1.127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275">
                <text:p>1.12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448">
                <text:p>1.14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3895">
                <text:p>1.138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342">
                <text:p>1.13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2865">
                <text:p>1.128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418">
                <text:p>1.14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328">
                <text:p>1.13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3255">
                <text:p>1.132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5855">
                <text:p>1.158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5855">
                <text:p>1.158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5855">
                <text:p>1.158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5855">
                <text:p>1.158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5855">
                <text:p>1.158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5855">
                <text:p>1.158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5855">
                <text:p>1.158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5855">
                <text:p>1.158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5855">
                <text:p>1.158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5855">
                <text:p>1.158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5855">
                <text:p>1.158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5855">
                <text:p>1.158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5855">
                <text:p>1.158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5855">
                <text:p>1.158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5855">
                <text:p>1.158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583">
                <text:p>1.1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498">
                <text:p>1.14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4455">
                <text:p>1.144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5335">
                <text:p>1.153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531">
                <text:p>1.15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738">
                <text:p>1.17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7355">
                <text:p>1.173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8155">
                <text:p>1.181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6695">
                <text:p>1.166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6695">
                <text:p>1.166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6695">
                <text:p>1.166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6695">
                <text:p>1.166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6695">
                <text:p>1.166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6695">
                <text:p>1.166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6695">
                <text:p>1.166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6695">
                <text:p>1.166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6695">
                <text:p>1.166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6695">
                <text:p>1.166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6695">
                <text:p>1.166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6695">
                <text:p>1.166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6695">
                <text:p>1.166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622">
                <text:p>1.16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7295">
                <text:p>1.172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6915">
                <text:p>1.169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808">
                <text:p>1.18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808">
                <text:p>1.18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808">
                <text:p>1.18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808">
                <text:p>1.18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808">
                <text:p>1.18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808">
                <text:p>1.18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0145">
                <text:p>1.201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0145">
                <text:p>1.201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012">
                <text:p>1.20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155">
                <text:p>1.21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155">
                <text:p>1.21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155">
                <text:p>1.21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155">
                <text:p>1.21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155">
                <text:p>1.21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20965">
                <text:p>1.209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0455">
                <text:p>1.204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0035">
                <text:p>1.200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9655">
                <text:p>1.196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0535">
                <text:p>1.205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20115">
                <text:p>1.201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131">
                <text:p>1.21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131">
                <text:p>1.21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131">
                <text:p>1.21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131">
                <text:p>1.21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131">
                <text:p>1.21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131">
                <text:p>1.21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131">
                <text:p>1.21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131">
                <text:p>1.21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0575">
                <text:p>1.205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2055">
                <text:p>1.220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203">
                <text:p>1.22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1405">
                <text:p>1.214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0625">
                <text:p>1.206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0625">
                <text:p>1.206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0625">
                <text:p>1.206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999">
                <text:p>1.19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9365">
                <text:p>1.193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879">
                <text:p>1.18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8765">
                <text:p>1.187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787">
                <text:p>1.17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1737">
                <text:p>1.1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047cm" svg:y="0.379cm" svg:width="12.639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95">
                <text:p>1.02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795">
                <text:p>1.01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77">
                <text:p>1.0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545">
                <text:p>1.07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61">
                <text:p>1.0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7845">
                <text:p>1.07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7095">
                <text:p>1.07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6215">
                <text:p>1.06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8715">
                <text:p>1.08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875">
                <text:p>1.07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718">
                <text:p>1.0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923">
                <text:p>1.0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828">
                <text:p>1.0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7595">
                <text:p>1.07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6895">
                <text:p>1.06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6295">
                <text:p>1.06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598">
                <text:p>1.05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692">
                <text:p>1.0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115">
                <text:p>1.08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889">
                <text:p>1.0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067">
                <text:p>1.10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225">
                <text:p>1.122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056">
                <text:p>1.10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1995">
                <text:p>1.119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1365">
                <text:p>1.113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2665">
                <text:p>1.126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64">
                <text:p>1.1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5325">
                <text:p>1.153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483">
                <text:p>1.14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589">
                <text:p>1.1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683">
                <text:p>1.1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6475">
                <text:p>1.16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645">
                <text:p>1.16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762">
                <text:p>1.17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7595">
                <text:p>1.17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8995">
                <text:p>1.189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9995">
                <text:p>1.19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9345">
                <text:p>1.193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8715">
                <text:p>1.18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869">
                <text:p>1.18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803">
                <text:p>1.18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9795">
                <text:p>1.197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863">
                <text:p>1.18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8605">
                <text:p>1.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944">
                <text:p>1.19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9415">
                <text:p>1.194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0515">
                <text:p>1.20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0105">
                <text:p>1.20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008">
                <text:p>1.20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057">
                <text:p>1.2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0105">
                <text:p>1.20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9685">
                <text:p>1.196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097">
                <text:p>1.20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061">
                <text:p>1.20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994">
                <text:p>1.19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223">
                <text:p>1.22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2205">
                <text:p>1.222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0425">
                <text:p>1.204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9615">
                <text:p>1.196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8885">
                <text:p>1.188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823">
                <text:p>1.18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8205">
                <text:p>1.182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935">
                <text:p>1.19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9325">
                <text:p>1.19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032">
                <text:p>1.2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237">
                <text:p>1.2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1795">
                <text:p>1.217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079">
                <text:p>1.2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209">
                <text:p>1.2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75">
                <text:p>1.21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1405">
                <text:p>1.214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1065">
                <text:p>1.210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104">
                <text:p>1.2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5045">
                <text:p>1.250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4565">
                <text:p>1.245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325">
                <text:p>1.23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2695">
                <text:p>1.226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2215">
                <text:p>1.22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1545">
                <text:p>1.21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3505">
                <text:p>1.235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288">
                <text:p>1.22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2175">
                <text:p>1.221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2995">
                <text:p>1.229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2415">
                <text:p>1.224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3715">
                <text:p>1.237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3225">
                <text:p>1.232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442">
                <text:p>1.24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4095">
                <text:p>1.240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4885">
                <text:p>1.248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545">
                <text:p>1.25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61125">
                <text:p>1.261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68275">
                <text:p>1.2682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65075">
                <text:p>1.2650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64825">
                <text:p>1.2648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65825">
                <text:p>1.2658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279775">
                <text:p>1.2797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87375">
                <text:p>1.287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87125">
                <text:p>1.287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80575">
                <text:p>1.2805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88325">
                <text:p>1.2883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85425">
                <text:p>1.2854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78675">
                <text:p>1.2786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78425">
                <text:p>1.2784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93775">
                <text:p>1.2937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88325">
                <text:p>1.2883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82325">
                <text:p>1.2823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82075">
                <text:p>1.2820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16725">
                <text:p>1.3167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07975">
                <text:p>1.3079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00725">
                <text:p>1.300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95475">
                <text:p>1.2954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91475">
                <text:p>1.2914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91225">
                <text:p>1.2912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96975">
                <text:p>1.2969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92525">
                <text:p>1.2925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88525">
                <text:p>1.2885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79575">
                <text:p>1.2795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70125">
                <text:p>1.270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9775">
                <text:p>1.2597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6375">
                <text:p>1.256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46875">
                <text:p>1.246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56275">
                <text:p>1.2562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64475">
                <text:p>1.264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61125">
                <text:p>1.261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57775">
                <text:p>1.2577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72425">
                <text:p>1.2724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72175">
                <text:p>1.2721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84725">
                <text:p>1.2847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78875">
                <text:p>1.278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74125">
                <text:p>1.274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68575">
                <text:p>1.2685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81725">
                <text:p>1.2817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72725">
                <text:p>1.2727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72475">
                <text:p>1.2724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98225">
                <text:p>1.2982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06725">
                <text:p>1.3067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00425">
                <text:p>1.3004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93775">
                <text:p>1.2937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87625">
                <text:p>1.287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81575">
                <text:p>1.2815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76075">
                <text:p>1.2760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75825">
                <text:p>1.2758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73075">
                <text:p>1.2730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69225">
                <text:p>1.2692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65125">
                <text:p>1.265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59525">
                <text:p>1.2595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55425">
                <text:p>1.2554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49725">
                <text:p>1.2497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62125">
                <text:p>1.262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61875">
                <text:p>1.261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53375">
                <text:p>1.2533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48125">
                <text:p>1.248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56925">
                <text:p>1.2569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56675">
                <text:p>1.2566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77375">
                <text:p>1.277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277125">
                <text:p>1.277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85125">
                <text:p>1.285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270525">
                <text:p>1.2705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283225">
                <text:p>1.2832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295625">
                <text:p>1.2956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90925">
                <text:p>1.2909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285225">
                <text:p>1.2852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02275">
                <text:p>1.3022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97225">
                <text:p>1.297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91825">
                <text:p>1.2918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91575">
                <text:p>1.2915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323525">
                <text:p>1.3235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317625">
                <text:p>1.317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331225">
                <text:p>1.3312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325975">
                <text:p>1.3259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21225">
                <text:p>1.3212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331975">
                <text:p>1.3319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28175">
                <text:p>1.3281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39825">
                <text:p>1.3398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39575">
                <text:p>1.3395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52075">
                <text:p>1.3520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58075">
                <text:p>1.3580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61325">
                <text:p>1.3613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361075">
                <text:p>1.3610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76575">
                <text:p>1.3765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388825">
                <text:p>1.3888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388575">
                <text:p>1.3885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02875">
                <text:p>1.4028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398025">
                <text:p>1.3980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97775">
                <text:p>1.3977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409725">
                <text:p>1.4097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415875">
                <text:p>1.4158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10025">
                <text:p>1.4100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04925">
                <text:p>1.4049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400725">
                <text:p>1.4007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96925">
                <text:p>1.3969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405725">
                <text:p>1.4057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01525">
                <text:p>1.4015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13475">
                <text:p>1.4134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413225">
                <text:p>1.4132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00275">
                <text:p>1.4002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91775">
                <text:p>1.3917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91525">
                <text:p>1.3915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01725">
                <text:p>1.4017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394575">
                <text:p>1.3945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387075">
                <text:p>1.3870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379725">
                <text:p>1.3797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94525">
                <text:p>1.3945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394275">
                <text:p>1.3942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88025">
                <text:p>1.3880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80225">
                <text:p>1.3802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373025">
                <text:p>1.3730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67875">
                <text:p>1.367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61525">
                <text:p>1.3615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55275">
                <text:p>1.3552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49525">
                <text:p>1.3495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49275">
                <text:p>1.3492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40325">
                <text:p>1.3403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35325">
                <text:p>1.3353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31325">
                <text:p>1.3313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27825">
                <text:p>1.3278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27575">
                <text:p>1.3275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16025">
                <text:p>1.3160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15775">
                <text:p>1.3157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27875">
                <text:p>1.3278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38075">
                <text:p>1.3380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33975">
                <text:p>1.3339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333725">
                <text:p>1.3337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39425">
                <text:p>1.3394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39175">
                <text:p>1.3391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38025">
                <text:p>1.3380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32525">
                <text:p>1.3325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28775">
                <text:p>1.3287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24525">
                <text:p>1.3245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321075">
                <text:p>1.3210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17725">
                <text:p>1.3177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313475">
                <text:p>1.3134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224225">
                <text:p>1.2242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220275">
                <text:p>1.2202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216125">
                <text:p>1.216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224775">
                <text:p>1.2247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224525">
                <text:p>1.2245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384">
                <text:p>1.23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047cm" svg:y="0.379cm" svg:width="12.639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2065">
                <text:p>1.02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09">
                <text:p>1.0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235">
                <text:p>0.99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175">
                <text:p>1.00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37">
                <text:p>1.01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2145">
                <text:p>1.021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145">
                <text:p>1.021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675">
                <text:p>1.03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2925">
                <text:p>1.02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36">
                <text:p>1.04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373">
                <text:p>1.0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503">
                <text:p>1.0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5005">
                <text:p>1.05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769">
                <text:p>1.07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7195">
                <text:p>1.07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8255">
                <text:p>1.08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9195">
                <text:p>1.09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884">
                <text:p>1.08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8815">
                <text:p>1.0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9985">
                <text:p>1.099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96">
                <text:p>1.09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136">
                <text:p>1.1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236">
                <text:p>1.1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171">
                <text:p>1.11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108">
                <text:p>1.1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1055">
                <text:p>1.11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0395">
                <text:p>1.10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216">
                <text:p>1.12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0995">
                <text:p>1.109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097">
                <text:p>1.1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2505">
                <text:p>1.125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248">
                <text:p>1.1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358">
                <text:p>1.13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317">
                <text:p>1.1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317">
                <text:p>1.13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317">
                <text:p>1.13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264">
                <text:p>1.1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2175">
                <text:p>1.121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1755">
                <text:p>1.11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304">
                <text:p>1.1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68">
                <text:p>1.12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151">
                <text:p>1.1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281">
                <text:p>1.12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247">
                <text:p>1.12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2125">
                <text:p>1.12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1785">
                <text:p>1.117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1785">
                <text:p>1.117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1785">
                <text:p>1.117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1305">
                <text:p>1.11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064">
                <text:p>1.10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999">
                <text:p>1.0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9435">
                <text:p>1.094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8955">
                <text:p>1.08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8955">
                <text:p>1.089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8955">
                <text:p>1.089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8955">
                <text:p>1.089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8955">
                <text:p>1.089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8955">
                <text:p>1.089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8955">
                <text:p>1.089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8955">
                <text:p>1.08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8955">
                <text:p>1.089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8465">
                <text:p>1.084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966">
                <text:p>1.09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9335">
                <text:p>1.09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0125">
                <text:p>1.10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069">
                <text:p>1.10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13525">
                <text:p>1.1135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20675">
                <text:p>1.1206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17475">
                <text:p>1.1174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7225">
                <text:p>1.1172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18225">
                <text:p>1.1182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32175">
                <text:p>1.1321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39775">
                <text:p>1.1397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39525">
                <text:p>1.1395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32975">
                <text:p>1.1329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40725">
                <text:p>1.1407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37825">
                <text:p>1.1378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31075">
                <text:p>1.1310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30825">
                <text:p>1.1308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46175">
                <text:p>1.146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40725">
                <text:p>1.140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34725">
                <text:p>1.134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4725">
                <text:p>1.1347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4725">
                <text:p>1.1347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34725">
                <text:p>1.134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34725">
                <text:p>1.134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29475">
                <text:p>1.1294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25475">
                <text:p>1.1254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25225">
                <text:p>1.1252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30975">
                <text:p>1.1309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26525">
                <text:p>1.1265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22525">
                <text:p>1.1225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22525">
                <text:p>1.1225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22525">
                <text:p>1.1225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22525">
                <text:p>1.1225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19125">
                <text:p>1.119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19125">
                <text:p>1.119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28525">
                <text:p>1.1285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36725">
                <text:p>1.1367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33375">
                <text:p>1.133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30025">
                <text:p>1.1300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44675">
                <text:p>1.1446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44675">
                <text:p>1.1446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39925">
                <text:p>1.1399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39925">
                <text:p>1.1399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39925">
                <text:p>1.1399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39925">
                <text:p>1.1399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39925">
                <text:p>1.1399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39925">
                <text:p>1.1399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39925">
                <text:p>1.1399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39675">
                <text:p>1.1396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48175">
                <text:p>1.1481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41875">
                <text:p>1.141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35225">
                <text:p>1.1352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29075">
                <text:p>1.1290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23025">
                <text:p>1.1230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17525">
                <text:p>1.1175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17275">
                <text:p>1.1172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14525">
                <text:p>1.1145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10675">
                <text:p>1.1106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06575">
                <text:p>1.1065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00975">
                <text:p>1.1009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96875">
                <text:p>1.0968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91175">
                <text:p>1.0911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03575">
                <text:p>1.1035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03575">
                <text:p>1.1035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03575">
                <text:p>1.1035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03575">
                <text:p>1.1035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03575">
                <text:p>1.1035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03575">
                <text:p>1.1035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03575">
                <text:p>1.1035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03575">
                <text:p>1.1035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03575">
                <text:p>1.1035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03575">
                <text:p>1.1035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16275">
                <text:p>1.1162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28675">
                <text:p>1.1286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23975">
                <text:p>1.1239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18275">
                <text:p>1.1182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35325">
                <text:p>1.1353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30275">
                <text:p>1.1302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24875">
                <text:p>1.124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24625">
                <text:p>1.1246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56575">
                <text:p>1.1565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50675">
                <text:p>1.1506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64275">
                <text:p>1.1642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59025">
                <text:p>1.1590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59025">
                <text:p>1.1590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59025">
                <text:p>1.1590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59025">
                <text:p>1.1590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59025">
                <text:p>1.1590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58775">
                <text:p>1.1587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71275">
                <text:p>1.1712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77275">
                <text:p>1.1772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80525">
                <text:p>1.1805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80275">
                <text:p>1.1802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75125">
                <text:p>1.175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87375">
                <text:p>1.1873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87375">
                <text:p>1.1873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87375">
                <text:p>1.187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82525">
                <text:p>1.1825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82275">
                <text:p>1.1822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94225">
                <text:p>1.1942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00375">
                <text:p>1.2003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200375">
                <text:p>1.2003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00375">
                <text:p>1.200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00375">
                <text:p>1.200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200375">
                <text:p>1.200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00375">
                <text:p>1.200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200375">
                <text:p>1.2003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00375">
                <text:p>1.200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00125">
                <text:p>1.2001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87175">
                <text:p>1.1871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78675">
                <text:p>1.1786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78425">
                <text:p>1.1784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88625">
                <text:p>1.1886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81475">
                <text:p>1.1814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73975">
                <text:p>1.1739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73975">
                <text:p>1.1739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73975">
                <text:p>1.1739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73975">
                <text:p>1.1739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73975">
                <text:p>1.1739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73975">
                <text:p>1.1739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66775">
                <text:p>1.1667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61625">
                <text:p>1.1616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61625">
                <text:p>1.1616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61625">
                <text:p>1.161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61625">
                <text:p>1.1616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61625">
                <text:p>1.161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61625">
                <text:p>1.161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61625">
                <text:p>1.1616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57625">
                <text:p>1.1576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54125">
                <text:p>1.154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53875">
                <text:p>1.1538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42325">
                <text:p>1.1423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42075">
                <text:p>1.1420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54175">
                <text:p>1.1541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64375">
                <text:p>1.1643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60275">
                <text:p>1.1602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60025">
                <text:p>1.1600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65725">
                <text:p>1.1657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65475">
                <text:p>1.1654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64325">
                <text:p>1.1643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58825">
                <text:p>1.1588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55075">
                <text:p>1.1550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50825">
                <text:p>1.1508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47375">
                <text:p>1.147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44025">
                <text:p>1.1440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39775">
                <text:p>1.1397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71775">
                <text:p>1.0717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67825">
                <text:p>1.0678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63675">
                <text:p>1.0636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72325">
                <text:p>1.0723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72075">
                <text:p>1.0720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8595">
                <text:p>1.085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0.756cm" svg:y="0.379cm" svg:width="12.745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35">
                <text:p>0.9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35">
                <text:p>0.9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15">
                <text:p>0.9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85">
                <text:p>0.8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85">
                <text:p>0.8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85">
                <text:p>0.8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85">
                <text:p>0.8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85">
                <text:p>0.8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85">
                <text:p>0.87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85">
                <text:p>0.8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85">
                <text:p>0.8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85">
                <text:p>0.8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825">
                <text:p>0.87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55">
                <text:p>0.8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975">
                <text:p>1.3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435">
                <text:p>2.64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505">
                <text:p>3.0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43">
                <text:p>3.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525">
                <text:p>2.79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905">
                <text:p>2.79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83">
                <text:p>2.7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71">
                <text:p>3.7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885">
                <text:p>4.48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7125">
                <text:p>4.57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4805">
                <text:p>4.48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29175">
                <text:p>4.291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7025">
                <text:p>4.27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7975">
                <text:p>4.279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29225">
                <text:p>4.292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3155">
                <text:p>6.3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82">
                <text:p>6.4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1325">
                <text:p>7.61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1975">
                <text:p>7.61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62075">
                <text:p>7.620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62275">
                <text:p>7.622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62675">
                <text:p>7.626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63975">
                <text:p>7.63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64975">
                <text:p>7.649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74775">
                <text:p>4.747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8925">
                <text:p>3.68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7095">
                <text:p>3.70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0925">
                <text:p>3.709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0975">
                <text:p>3.70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67375">
                <text:p>3.67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6575">
                <text:p>3.65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575">
                <text:p>3.65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65725">
                <text:p>3.65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4375">
                <text:p>3.64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60975">
                <text:p>3.609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62025">
                <text:p>3.620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2725">
                <text:p>3.627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5625">
                <text:p>2.05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1475">
                <text:p>2.01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2525">
                <text:p>2.025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3025">
                <text:p>2.030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785">
                <text:p>1.97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7825">
                <text:p>1.978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53">
                <text:p>1.9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53">
                <text:p>1.9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475">
                <text:p>1.94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5275">
                <text:p>1.652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8775">
                <text:p>1.587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875">
                <text:p>1.5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8375">
                <text:p>1.58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585">
                <text:p>1.55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585">
                <text:p>1.55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585">
                <text:p>1.5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585">
                <text:p>1.55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585">
                <text:p>1.55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585">
                <text:p>1.55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585">
                <text:p>1.55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585">
                <text:p>1.55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5475">
                <text:p>1.554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7425">
                <text:p>1.67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1675">
                <text:p>1.816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4025">
                <text:p>2.140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215">
                <text:p>1.32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7125">
                <text:p>1.47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784">
                <text:p>1.7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81">
                <text:p>2.0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2225">
                <text:p>2.122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3475">
                <text:p>2.234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6775">
                <text:p>2.167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73175">
                <text:p>3.731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5">
                <text:p>2.0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76">
                <text:p>1.8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44475">
                <text:p>2.444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915">
                <text:p>1.69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6375">
                <text:p>1.96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954">
                <text:p>1.9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3725">
                <text:p>2.23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37475">
                <text:p>2.37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7475">
                <text:p>2.374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37475">
                <text:p>2.374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7475">
                <text:p>2.374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745">
                <text:p>2.37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995">
                <text:p>2.39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432">
                <text:p>2.4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436">
                <text:p>2.4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29">
                <text:p>2.4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06">
                <text:p>2.4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0325">
                <text:p>2.403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0325">
                <text:p>2.403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0325">
                <text:p>2.403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03">
                <text:p>2.4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39825">
                <text:p>2.39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398">
                <text:p>2.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439">
                <text:p>2.4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4705">
                <text:p>2.47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4895">
                <text:p>2.48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49375">
                <text:p>2.49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46325">
                <text:p>2.463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46325">
                <text:p>2.463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46325">
                <text:p>2.463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46325">
                <text:p>2.463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46325">
                <text:p>2.463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46325">
                <text:p>2.463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46325">
                <text:p>2.463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463">
                <text:p>2.4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4775">
                <text:p>2.47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495">
                <text:p>2.4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5165">
                <text:p>2.51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50125">
                <text:p>2.50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6115">
                <text:p>2.61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5995">
                <text:p>2.59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591">
                <text:p>2.5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593">
                <text:p>2.5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578">
                <text:p>2.5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557">
                <text:p>2.5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5565">
                <text:p>2.55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365">
                <text:p>2.53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0875">
                <text:p>2.50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1525">
                <text:p>2.515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245">
                <text:p>2.52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245">
                <text:p>2.52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245">
                <text:p>2.52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5245">
                <text:p>2.52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5245">
                <text:p>2.52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245">
                <text:p>2.52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245">
                <text:p>2.52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245">
                <text:p>2.52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245">
                <text:p>2.52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17">
                <text:p>2.5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07075">
                <text:p>4.070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10175">
                <text:p>5.101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07325">
                <text:p>5.073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03775">
                <text:p>5.037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03225">
                <text:p>5.03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01925">
                <text:p>5.019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99975">
                <text:p>4.999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06375">
                <text:p>5.06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6805">
                <text:p>7.68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3775">
                <text:p>8.737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525">
                <text:p>8.755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752">
                <text:p>8.7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752">
                <text:p>8.7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752">
                <text:p>8.7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752">
                <text:p>8.7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75175">
                <text:p>8.751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74175">
                <text:p>8.741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43775">
                <text:p>9.437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17425">
                <text:p>10.174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85175">
                <text:p>8.851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8355">
                <text:p>8.83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83525">
                <text:p>8.835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847">
                <text:p>8.8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847">
                <text:p>8.8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84675">
                <text:p>8.846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85475">
                <text:p>8.854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87325">
                <text:p>8.873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88725">
                <text:p>8.887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882">
                <text:p>8.8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882">
                <text:p>8.8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882">
                <text:p>8.8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882">
                <text:p>8.8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882">
                <text:p>8.8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882">
                <text:p>8.8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882">
                <text:p>8.8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88175">
                <text:p>8.881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86775">
                <text:p>8.867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82425">
                <text:p>8.824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57275">
                <text:p>7.572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584">
                <text:p>7.5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109">
                <text:p>9.1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75225">
                <text:p>4.752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75225">
                <text:p>4.752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75225">
                <text:p>4.752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75225">
                <text:p>4.752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75225">
                <text:p>4.752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75225">
                <text:p>4.752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752">
                <text:p>4.7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7445">
                <text:p>4.74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96575">
                <text:p>4.965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96575">
                <text:p>4.965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96575">
                <text:p>4.965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96575">
                <text:p>4.965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96575">
                <text:p>4.965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96575">
                <text:p>4.965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94725">
                <text:p>4.947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909">
                <text:p>4.9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82075">
                <text:p>5.820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931">
                <text:p>4.9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41175">
                <text:p>4.411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00975">
                <text:p>6.009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6875">
                <text:p>6.68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.60475">
                <text:p>8.604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36325">
                <text:p>12.363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40175">
                <text:p>11.401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2415">
                <text:p>10.24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246">
                <text:p>10.2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234">
                <text:p>10.2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224">
                <text:p>10.2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1565">
                <text:p>10.15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465">
                <text:p>8.4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41625">
                <text:p>8.41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4235">
                <text:p>4.42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5725">
                <text:p>2.57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5555">
                <text:p>2.55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6875">
                <text:p>2.468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15275">
                <text:p>3.152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0285">
                <text:p>4.02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0485">
                <text:p>4.0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0.756cm" svg:y="0.379cm" svg:width="12.93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275">
                <text:p>0.99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025">
                <text:p>0.91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525">
                <text:p>0.90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15">
                <text:p>0.8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15">
                <text:p>0.8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15">
                <text:p>0.8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15">
                <text:p>0.8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15">
                <text:p>0.8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215">
                <text:p>0.8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15">
                <text:p>0.8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15">
                <text:p>0.82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215">
                <text:p>0.8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2125">
                <text:p>0.82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1475">
                <text:p>0.81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695">
                <text:p>2.3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5275">
                <text:p>2.35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04">
                <text:p>2.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9425">
                <text:p>2.594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4525">
                <text:p>2.54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42">
                <text:p>2.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3175">
                <text:p>2.531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1525">
                <text:p>3.61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2825">
                <text:p>4.42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445">
                <text:p>4.6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23375">
                <text:p>4.23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0025">
                <text:p>3.70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8375">
                <text:p>3.68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9075">
                <text:p>3.690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865">
                <text:p>3.6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66975">
                <text:p>5.669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07825">
                <text:p>5.078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0425">
                <text:p>6.00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00625">
                <text:p>6.0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00475">
                <text:p>6.00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00425">
                <text:p>6.004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00825">
                <text:p>6.008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01875">
                <text:p>6.0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0145">
                <text:p>6.01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055">
                <text:p>2.0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0525">
                <text:p>2.00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255">
                <text:p>2.0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2525">
                <text:p>2.02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2525">
                <text:p>2.025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025">
                <text:p>2.0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91">
                <text:p>1.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91">
                <text:p>1.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9075">
                <text:p>1.990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7825">
                <text:p>1.978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3825">
                <text:p>1.93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38">
                <text:p>1.9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4325">
                <text:p>1.943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185">
                <text:p>1.21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8725">
                <text:p>1.187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725">
                <text:p>1.187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8725">
                <text:p>1.187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8725">
                <text:p>1.187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8725">
                <text:p>1.187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8725">
                <text:p>1.18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8725">
                <text:p>1.18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8725">
                <text:p>1.187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8725">
                <text:p>1.18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8725">
                <text:p>1.187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8725">
                <text:p>1.187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8725">
                <text:p>1.187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8725">
                <text:p>1.187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35">
                <text:p>1.19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475">
                <text:p>1.164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4625">
                <text:p>1.14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125">
                <text:p>0.92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675">
                <text:p>0.896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9125">
                <text:p>0.89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7225">
                <text:p>0.872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225">
                <text:p>0.872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7225">
                <text:p>0.87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225">
                <text:p>0.87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225">
                <text:p>0.872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7225">
                <text:p>0.872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7225">
                <text:p>0.87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7225">
                <text:p>0.872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7025">
                <text:p>0.870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6575">
                <text:p>1.065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69">
                <text:p>1.4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055">
                <text:p>2.1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81275">
                <text:p>2.812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7825">
                <text:p>2.578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6675">
                <text:p>2.666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4955">
                <text:p>2.49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238">
                <text:p>3.2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6335">
                <text:p>4.63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95">
                <text:p>1.4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9925">
                <text:p>1.99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3025">
                <text:p>1.230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5925">
                <text:p>1.159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2275">
                <text:p>1.422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715">
                <text:p>1.57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715">
                <text:p>1.57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715">
                <text:p>1.57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715">
                <text:p>1.57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7125">
                <text:p>1.57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8725">
                <text:p>1.58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61075">
                <text:p>1.610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1725">
                <text:p>1.617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1175">
                <text:p>1.611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915">
                <text:p>1.59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8425">
                <text:p>1.584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8425">
                <text:p>1.584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8425">
                <text:p>1.584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8375">
                <text:p>1.58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835">
                <text:p>1.58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135">
                <text:p>1.61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365">
                <text:p>1.63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36">
                <text:p>1.6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535">
                <text:p>1.65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5575">
                <text:p>1.655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63375">
                <text:p>1.63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64825">
                <text:p>1.648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5925">
                <text:p>1.659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7625">
                <text:p>1.67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61">
                <text:p>1.6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67575">
                <text:p>1.675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66425">
                <text:p>1.664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66375">
                <text:p>1.66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66625">
                <text:p>1.666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65475">
                <text:p>1.654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3925">
                <text:p>1.639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63725">
                <text:p>1.637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62125">
                <text:p>1.62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60275">
                <text:p>1.602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0725">
                <text:p>1.607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0775">
                <text:p>1.607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6765">
                <text:p>2.67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6375">
                <text:p>3.36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225">
                <text:p>3.342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1575">
                <text:p>3.315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1675">
                <text:p>3.316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30925">
                <text:p>3.309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29325">
                <text:p>3.293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75325">
                <text:p>5.753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60175">
                <text:p>6.601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61375">
                <text:p>6.613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611">
                <text:p>6.6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611">
                <text:p>6.6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611">
                <text:p>6.6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611">
                <text:p>6.6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61075">
                <text:p>6.610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59925">
                <text:p>6.599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179">
                <text:p>7.1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06875">
                <text:p>8.068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42675">
                <text:p>7.426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105">
                <text:p>7.41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1025">
                <text:p>7.410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175">
                <text:p>7.41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4175">
                <text:p>7.41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41725">
                <text:p>7.417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42125">
                <text:p>7.42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43375">
                <text:p>7.43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44375">
                <text:p>7.443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439">
                <text:p>7.4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439">
                <text:p>7.4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439">
                <text:p>7.4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439">
                <text:p>7.4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439">
                <text:p>7.4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439">
                <text:p>7.4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439">
                <text:p>7.4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43875">
                <text:p>7.43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42925">
                <text:p>7.429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3865">
                <text:p>7.38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37575">
                <text:p>6.375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384">
                <text:p>6.3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806">
                <text:p>6.8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6215">
                <text:p>3.62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6215">
                <text:p>3.62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6215">
                <text:p>3.62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6215">
                <text:p>3.62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6215">
                <text:p>3.62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6215">
                <text:p>3.62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62125">
                <text:p>3.62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6075">
                <text:p>3.60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756">
                <text:p>3.7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756">
                <text:p>3.7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756">
                <text:p>3.7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756">
                <text:p>3.7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756">
                <text:p>3.7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756">
                <text:p>3.7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733">
                <text:p>3.7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54675">
                <text:p>3.546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36275">
                <text:p>4.362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0625">
                <text:p>3.60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9575">
                <text:p>2.95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8255">
                <text:p>3.82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21525">
                <text:p>4.215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79375">
                <text:p>5.79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45125">
                <text:p>6.45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297">
                <text:p>6.2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49675">
                <text:p>5.496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50025">
                <text:p>5.500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48875">
                <text:p>5.48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48125">
                <text:p>5.48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432">
                <text:p>5.4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1815">
                <text:p>4.18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29925">
                <text:p>2.299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40025">
                <text:p>1.400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5975">
                <text:p>1.559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00675">
                <text:p>2.006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